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74bc6" officeooo:paragraph-rsid="00274bc6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282c50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2c5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2c50" style:font-weight-asian="bold" style:font-weight-complex="bold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2ccdc" style:font-weight-asian="bold" style:font-weight-complex="bold"/>
    </style:style>
    <style:style style:name="T4" style:family="text">
      <style:text-properties style:font-name="DejaVu Sans Condensed" fo:font-weight="bold" officeooo:rsid="00231e6c" style:font-weight-asian="bold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text:style-name="L1">
        <text:list-item>
          <text:p text:style-name="P2">Nothing y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6:19:34.446000000</dc:date>
    <meta:editing-duration>PT5H39M48S</meta:editing-duration>
    <meta:editing-cycles>3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7" meta:character-count="110" meta:non-whitespace-character-count="92"/>
  </office:meta>
</office:document-meta>
</file>